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 Condensed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User stories : Website - Learn@home</text:p>
      <text:p text:style-name="P3"/>
      <text:p text:style-name="P3"/>
      <text:p text:style-name="P3"/>
      <text:p text:style-name="P1"><text:span text:style-name="T1">Feature:</text:span> L'identification</text:p>
      <text:p text:style-name="P1"/>
      <text:p text:style-name="P1">En tant qu'utilisateur,</text:p>
      <text:p text:style-name="P1">Je veut m'identifier,</text:p>
      <text:p text:style-name="P1">Afin d'accéder au reste du site, aux services personnalisés</text:p>
      <text:p text:style-name="P1"/>
      <text:p text:style-name="P1"><text:span text:style-name="T1">Critère d'acceptation:</text:span> </text:p>
      <text:p text:style-name="P1">Page de connexion, sur lequel un trouve une interface de connection de type "Identifiant/Mot de passe", complémenter d'un bouton "Se connecter".</text:p>
      <text:p text:style-name="P1">Une fois connecté, l'utilisateur est redirigé vers le tableau de bord.</text:p>
      <text:p text:style-name="P1"/>
      <text:p text:style-name="P1"/>
      <text:p text:style-name="P1"/>
      <text:p text:style-name="P9">Page de connexion</text:p>
      <text:p text:style-name="P1"/>
      <text:p text:style-name="P1"/>
      <text:p text:style-name="P1"><text:span text:style-name="T1">Feature:</text:span> Perte de mot de passe</text:p>
      <text:p text:style-name="P1">En tant qu'utilisateur,</text:p>
      <text:p text:style-name="P1">Je veut récupérer mon mot de passe,</text:p>
      <text:p text:style-name="P1">Afin de pouvoir m'identifier.</text:p>
      <text:p text:style-name="P1"/>
      <text:p text:style-name="P3">Critère d'acceptation:</text:p>
      <text:p text:style-name="P1">Un bouton type "Mot de passe oublié ?" qui envois un mail suite à l'entrée de l'identifiant, ou de la boite mail lié lors de la création de compte.</text:p>
      <text:p text:style-name="P1">_________________________________________________________________________________________</text:p>
      <text:p text:style-name="P1"/>
      <text:p text:style-name="P1"><text:span text:style-name="T1">Feature: </text:span>Création de compte</text:p>
      <text:p text:style-name="P1">En tant qu'utilisateur,</text:p>
      <text:p text:style-name="P1">Je veut créer un compte,</text:p>
      <text:p text:style-name="P1">Afin de pouvoir bénéficier des services proposés.</text:p>
      <text:p text:style-name="P1"/>
      <text:p text:style-name="P3">Critère d'acceptation:</text:p>
      <text:p text:style-name="P1">Un bouton intitulé "Création de compte" placé en évidence et renvoyant vers une autre page; une page de création de compte.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Formulaire de création de compte</text:p>
      <text:p text:style-name="P1"/>
      <text:p text:style-name="P1"/>
      <text:p text:style-name="P1"><text:span text:style-name="T1">Feature:</text:span> Créer un compte,</text:p>
      <text:p text:style-name="P1">En tant qu'utilisateur, </text:p>
      <text:p text:style-name="P1">Je veut créer un compte,</text:p>
      <text:p text:style-name="P1">Afin de pouvoir bénéficier des services proposés.</text:p>
      <text:p text:style-name="P1"/>
      <text:p text:style-name="P3">Critère d'acceptation:</text:p>
      <text:p text:style-name="P1">Formulaire de création de compte, comprenant :</text:p>
      <text:list xml:id="list5426931285713951299" text:style-name="L1">
        <text:list-item>
          <text:p text:style-name="P5">Nom d'utilisateur / Identifiant</text:p>
        </text:list-item>
        <text:list-item>
          <text:p text:style-name="P5">Fonction ( élève/ mentor )</text:p>
        </text:list-item>
        <text:list-item>
          <text:p text:style-name="P5">Si mentor, qualification requises</text:p>
        </text:list-item>
        <text:list-item>
          <text:p text:style-name="P5">Adresse mail valide</text:p>
        </text:list-item>
        <text:list-item>
          <text:p text:style-name="P5">Mot de passe x2</text:p>
        </text:list-item>
      </text:list>
      <text:p text:style-name="P1"/>
      <text:p text:style-name="P1"><text:s text:c="2"/>A. Le nom d'utilsateur sert lors de la phase d'identification et de récupération de mot de passe. C'est aussi sous nom que l'utilisateur apparaît dans le chat.</text:p>
      <text:p text:style-name="P1"><text:s text:c="2"/>B. La fonction détermine les droits lors de l'utilisation de la page du gestionnaire de tâches.</text:p>
      <text:p text:style-name="P1"><text:s text:c="2"/>C. Si l'utilisateur choisit la case "mentor", une vérification des qualitications doit être établit : la demande de création de compte est alors soumise a une vérification manuelle.</text:p>
      <text:p text:style-name="P1"><text:s text:c="2"/>D. L'adresse mail sert à contacter l'utilisateur. C'est au travers d'elle qu'est transmise le lien de vérification lors de la création de compte et de récupération de mot de passe.</text:p>
      <text:p text:style-name="P1"><text:s text:c="2"/>E. Forme classique de mot de passe + vérification du mot de passe.</text:p>
      <text:p text:style-name="P1"/>
      <text:p text:style-name="P1">Possibilité de lié son compte via des sites externes (google, facebook, ...)</text:p>
      <text:p text:style-name="P1"/>
      <text:p text:style-name="P1">Une fois le formulaire complété sans erreur, l'utilsateur est redirigé vers la page de connexio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ableau de bord</text:p>
      <text:p text:style-name="P1"/>
      <text:p text:style-name="P1"/>
      <text:p text:style-name="P1"><text:span text:style-name="T1">Feature:</text:span> Accéder au soutien</text:p>
      <text:p text:style-name="P1">En tant qu'utilisateur, </text:p>
      <text:p text:style-name="P1">Je veut accéder au soutien scolaire,</text:p>
      <text:p text:style-name="P1">Afin de pouvoir recevoir / fournir l'aide annoncé.</text:p>
      <text:p text:style-name="P1"/>
      <text:p text:style-name="P1"><text:span text:style-name="T1">Critère d'acceptation:</text:span> </text:p>
      <text:p text:style-name="P1">Lien vers une page de chat, où l'élève et le mentor peuvent échanger de façon instantanée. </text:p>
      <text:p text:style-name="P1">Sur le tableau de bord, une imagerie permet d'alerter l'utilisateur de message non-lu. </text:p>
      <text:p text:style-name="P1">Toujours sur le tableau de bord, une liste des contactes ajoutés en lignes.</text:p>
      <text:p text:style-name="P1">_________________________________________________________________________________________</text:p>
      <text:p text:style-name="P1"/>
      <text:p text:style-name="P1"><text:span text:style-name="T1">Feature: </text:span>Consulter mes prochains rendez-vous</text:p>
      <text:p text:style-name="P1">En tant qu'utilisateur, </text:p>
      <text:p text:style-name="P1">Je veut consulter mes rendez-vous,</text:p>
      <text:p text:style-name="P1">Afin de pouvoir dégager du temps.</text:p>
      <text:p text:style-name="P1"/>
      <text:p text:style-name="P3">Critère d'acceptation:</text:p>
      <text:p text:style-name="P1">Lien vers une page de calendrier, qui affiche les prochains rendez-vous plannifiés.</text:p>
      <text:p text:style-name="P1">Sur le tableau de bord, une imagerie doit permet à l'utilisateur de voir l'échéance du prochain événement.</text:p>
      <text:p text:style-name="P1">_________________________________________________________________________________________</text:p>
      <text:p text:style-name="P1"/>
      <text:p text:style-name="P1"><text:span text:style-name="T1">Feature</text:span>: Gérer mes tâches</text:p>
      <text:p text:style-name="P1">En tant qu'utilisateur,</text:p>
      <text:p text:style-name="P1">Je veut gérer mes tâches,</text:p>
      <text:p text:style-name="P1">Afin de m'organiser.</text:p>
      <text:p text:style-name="P1"/>
      <text:p text:style-name="P3">Critère d'acceptation:</text:p>
      <text:p text:style-name="P1">Lien vers une autre page, le gestionnaire de tâches.</text:p>
      <text:p text:style-name="P1">Sur le tableau de bord, une version abrégé type "to-do list" doit être mis en évidence.</text:p>
      <text:p text:style-name="P1">_________________________________________________________________________________________</text:p>
      <text:p text:style-name="P1"/>
      <text:p text:style-name="P1"><text:span text:style-name="T1">Feature: </text:span>Editer le profile</text:p>
      <text:p text:style-name="P1">En tant qu'utilisateur, </text:p>
      <text:p text:style-name="P1">Je veut éditer mon profile,</text:p>
      <text:p text:style-name="P1">Afin de mêttre à jour mes informations.</text:p>
      <text:p text:style-name="P1"/>
      <text:p text:style-name="P3">Crtière d'acceptation:</text:p>
      <text:p text:style-name="P1">Lien vers une page de gestion du profile.</text:p>
      <text:p text:style-name="P1">Sur le tableau de bord, doit être mis en évidence la demande d'une photo de l'utilsateur avant de se connecter à la messagerie. </text:p>
      <text:p text:style-name="P1">Une bannière prévient l'utilisateur lors de la première connexion ET à chaque future connexion si la condition n'est toujours pas remplise.</text:p>
      <text:p text:style-name="P1"/>
      <text:p text:style-name="P1"/>
      <text:p text:style-name="P1"/>
      <text:p text:style-name="P1"/>
      <text:p text:style-name="P9"><text:soft-page-break/>L'interface de chat</text:p>
      <text:p text:style-name="P13"/>
      <text:p text:style-name="P13"/>
      <text:p text:style-name="P11"><text:span text:style-name="T1">Feature:</text:span> Communiquer</text:p>
      <text:p text:style-name="P11">En tant qu'utilisateur,</text:p>
      <text:p text:style-name="P11">Je veut communiquer de façon instantané,</text:p>
      <text:p text:style-name="P11">Afin de bénéficier / fournir l'aide promise.</text:p>
      <text:p text:style-name="P11"/>
      <text:p text:style-name="P14">Critère d'acceptation:</text:p>
      <text:p text:style-name="P11">Interface de chat, sur le modèle convenu lors de la réunion.</text:p>
      <text:p text:style-name="P11">_________________________________________________________________________________________</text:p>
      <text:p text:style-name="P11"/>
      <text:p text:style-name="P11"><text:span text:style-name="T1">Feature:</text:span> Identifier mon correspondant</text:p>
      <text:p text:style-name="P11">En tant qu'utilisateur,</text:p>
      <text:p text:style-name="P11">Je veut pouvoir identifier mon correspondant,</text:p>
      <text:p text:style-name="P11">Afin de pouvoir formuler mes demandes.</text:p>
      <text:p text:style-name="P11"/>
      <text:p text:style-name="P14">Critère d'acceptation:</text:p>
      <text:p text:style-name="P11">Les messages envoyés commencent par le nom de l'utilisateur.</text:p>
      <text:p text:style-name="P11">Une photo de l'utilisateur doit aussi être placé à coté du message à chaque itération.</text:p>
      <text:p text:style-name="P11">_________________________________________________________________________________________</text:p>
      <text:p text:style-name="P11"/>
      <text:p text:style-name="P11"><text:span text:style-name="T1">Feature: </text:span>Consulter l'état des messages</text:p>
      <text:p text:style-name="P11">En tant qu'utilisateur,</text:p>
      <text:p text:style-name="P11">Je veut consulter l'état des messages que j'ai envoyés,</text:p>
      <text:p text:style-name="P11">Afin de me préparer à une réponse.</text:p>
      <text:p text:style-name="P11"/>
      <text:p text:style-name="P14">Critère d'acceptation:</text:p>
      <text:p text:style-name="P14"><text:span text:style-name="T2">Les messages sont accompagnés de deux attributs : </text:span></text:p>
      <text:list xml:id="list8976739776038362899" text:style-name="L2">
        <text:list-item>
          <text:list>
            <text:list-item>
              <text:p text:style-name="P15"><text:span text:style-name="T2">un systême d'horodate type "envoyé à [date + heure]</text:span></text:p>
            </text:list-item>
            <text:list-item>
              <text:p text:style-name="P15"><text:span text:style-name="T2">un systême de lu / non-lu</text:span></text:p>
            </text:list-item>
          </text:list>
        </text:list-item>
      </text:list>
      <text:p text:style-name="P11">_________________________________________________________________________________________</text:p>
      <text:p text:style-name="P11"/>
      <text:p text:style-name="P11"><text:span text:style-name="T1">Feature:</text:span> Accéder aux conversations passés</text:p>
      <text:p text:style-name="P11">En tant qu'utilisateur,</text:p>
      <text:p text:style-name="P11">Je veut pouvoir relire les conversations passés</text:p>
      <text:p text:style-name="P11">Afin de accéder à des informations passés.</text:p>
      <text:p text:style-name="P11"/>
      <text:p text:style-name="P14">Critère d'acceptation:</text:p>
      <text:p text:style-name="P11">Mise en place d'un historique de conversations : un menu flottant disponible dans chaques conversations permettant d'accéder aux conversations précédements fermés.</text:p>
      <text:p text:style-name="P11">_________________________________________________________________________________________</text:p>
      <text:p text:style-name="P11"/>
      <text:p text:style-name="P11"><text:span text:style-name="T1">Feature:</text:span> Modifier ses contactes</text:p>
      <text:p text:style-name="P11">En tant qu'utilisateur,</text:p>
      <text:p text:style-name="P11">je veut apporter des modifications aux contactes</text:p>
      <text:p text:style-name="P11">Afin d'ajouter / supprimer de nouveaux contactes.</text:p>
      <text:p text:style-name="P11"/>
      <text:p text:style-name="P14">Critère d'acceptation:</text:p>
      <text:p text:style-name="P11">Bouton "+" affichant un menu flottant permettant l'ajout ou suppression de contactes.</text:p>
      <text:p text:style-name="P9"/>
      <text:p text:style-name="P9"><text:soft-page-break/>La page de calendrier</text:p>
      <text:p text:style-name="P10"/>
      <text:p text:style-name="P10"/>
      <text:p text:style-name="P14">Feature: <text:span text:style-name="T2">Consulter les événements</text:span></text:p>
      <text:p text:style-name="P14"><text:span text:style-name="T2">En tant qu'utilisateur,</text:span></text:p>
      <text:p text:style-name="P14"><text:span text:style-name="T2">Je veut être informer des réunions et événements à venir,</text:span></text:p>
      <text:p text:style-name="P14"><text:span text:style-name="T2">Afin de pouvoir dégager le temps nécéssaire.</text:span></text:p>
      <text:p text:style-name="P14"><text:span text:style-name="T2"/></text:p>
      <text:p text:style-name="P14">Critère d'acceptation:</text:p>
      <text:p text:style-name="P14"><text:span text:style-name="T2">Page de calendrier classique, sur lequel s'affichent les différents événements et <text:s text:c="2"/>rendez-vous de l'utilisateur.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9">La page de gestion des tâches</text:p>
      <text:p text:style-name="P9"/>
      <text:p text:style-name="P9"/>
      <text:p text:style-name="P11"><text:span text:style-name="T1">Feature: </text:span>Créer des tâches pour moi même</text:p>
      <text:p text:style-name="P11">En tant qu'utilisateur,</text:p>
      <text:p text:style-name="P11">Je veut créer des tâches pour moi-même,</text:p>
      <text:p text:style-name="P11">Afin de m'organiser.</text:p>
      <text:p text:style-name="P11"/>
      <text:p text:style-name="P14">Critère d'acceptation:</text:p>
      <text:p text:style-name="P11">Menu flottant permettant l'ajouter d'une tâches només sour lequel on peut ajouter des conditions de validations tel que :</text:p>
      <text:list xml:id="list2018251305467053999" text:style-name="L4">
        <text:list-item>
          <text:list>
            <text:list-item>
              <text:p text:style-name="P12">Une description</text:p>
            </text:list-item>
            <text:list-item>
              <text:p text:style-name="P12">Une date limite</text:p>
            </text:list-item>
            <text:list-item>
              <text:p text:style-name="P12">Un découpage de la tâche en sous-tâches</text:p>
            </text:list-item>
            <text:list-item>
              <text:p text:style-name="P12">etc ...</text:p>
            </text:list-item>
          </text:list>
        </text:list-item>
      </text:list>
      <text:p text:style-name="P11">_________________________________________________________________________________________</text:p>
      <text:p text:style-name="P11"/>
      <text:p text:style-name="P11"><text:span text:style-name="T1">Feature: </text:span>Créer des tâches pour un élève</text:p>
      <text:p text:style-name="P11">En tant que mentor,</text:p>
      <text:p text:style-name="P11">Je veut créer des tâches pour mon/mes élève(s),</text:p>
      <text:p text:style-name="P11">Afin de l'aider dans son organisation.</text:p>
      <text:p text:style-name="P11"/>
      <text:p text:style-name="P14">Critère d'acceptation:</text:p>
      <text:p text:style-name="P11">Dans le cas ou le profile posséde la validation "mentor", la fonction "ajouter des tâches" comporte une nouvelle options : "choisir un élève" qui liste tout les éléments de la liste de contacte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a page de gestion du profil</text:p>
      <text:p text:style-name="P10"/>
      <text:p text:style-name="P10"/>
      <text:p text:style-name="P11"><text:span text:style-name="T1">Feature:</text:span> Modifier mon profil</text:p>
      <text:p text:style-name="P11">En tant qu'utilisateur,</text:p>
      <text:p text:style-name="P11">Je veut modifier mon profil,</text:p>
      <text:p text:style-name="P11">Afin de mettre à jour mes informations.</text:p>
      <text:p text:style-name="P11"/>
      <text:p text:style-name="P14">Critère d'acceptation:</text:p>
      <text:p text:style-name="P11">Possibilité de modifier les informations données lors de la création de compte.</text:p>
      <text:p text:style-name="P11">Des options supplémentaires sont disponible tel que la possiblité d'upload(er) une image de profile, de supprimer son compte définitivement (accompagné d'un email de vérification avant suppression), etc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3M11S</meta:editing-duration>
    <meta:editing-cycles>86</meta:editing-cycles>
    <meta:generator>OpenOffice/4.1.8$Win32 OpenOffice.org_project/418m3$Build-9803</meta:generator>
    <dc:date>2021-01-29T12:51:49.18</dc:date>
    <dc:creator>Antoine Rimonteil</dc:creator>
    <meta:document-statistic meta:table-count="0" meta:image-count="0" meta:object-count="0" meta:page-count="6" meta:paragraph-count="146" meta:word-count="1040" meta:character-count="7394"/>
    <meta:user-defined meta:name="Info 1"/>
    <meta:user-defined meta:name="Info 2"/>
    <meta:user-defined meta:name="Info 3"/>
    <meta:user-defined meta:name="Info 4"/>
  </office:meta>
</office:document-meta>
</file>